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4.8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 style:vertical-align="middle"/>
    </style:style>
    <style:style style:name="ce3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4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order="0.74pt solid #000000" style:vertical-align="middle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middle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ALGORITMO</text:p>
          </table:table-cell>
          <table:table-cell table:style-name="ce1" office:value-type="string" calcext:value-type="string">
            <text:p>MODO</text:p>
          </table:table-cell>
          <table:table-cell table:style-name="ce1" office:value-type="string" calcext:value-type="string">
            <text:p>PADDING</text:p>
          </table:table-cell>
          <table:table-cell table:style-name="ce1" office:value-type="string" calcext:value-type="string">
            <text:p>OK</text:p>
          </table:table-cell>
          <table:table-cell table:style-name="ce8" table:number-columns-repeated="1020"/>
        </table:table-row>
        <table:table-row table:style-name="ro1">
          <table:table-cell table:style-name="ce5" office:value-type="string" calcext:value-type="string" table:number-columns-spanned="1" table:number-rows-spanned="8">
            <text:p>AES</text:p>
          </table:table-cell>
          <table:table-cell table:style-name="ce5" office:value-type="string" calcext:value-type="string" table:number-columns-spanned="1" table:number-rows-spanned="2">
            <text:p>ECB</text:p>
          </table:table-cell>
          <table:table-cell table:style-name="ce5" office:value-type="string" calcext:value-type="string">
            <text:p>PKCS5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ISO10126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 table:number-columns-spanned="1" table:number-rows-spanned="2">
            <text:p>CBC</text:p>
          </table:table-cell>
          <table:table-cell table:style-name="ce5" office:value-type="string" calcext:value-type="string">
            <text:p>PKCS5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ISO10126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CFB</text:p>
          </table:table-cell>
          <table:table-cell table:style-name="ce5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OFB</text:p>
          </table:table-cell>
          <table:table-cell table:style-name="ce5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CTR</text:p>
          </table:table-cell>
          <table:table-cell table:style-name="ce5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GCM</text:p>
          </table:table-cell>
          <table:table-cell table:style-name="ce5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/>
          <table:table-cell table:style-name="ce9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1" table:number-rows-spanned="12">
            <text:p>Camellia</text:p>
          </table:table-cell>
          <table:table-cell table:style-name="ce5" office:value-type="string" calcext:value-type="string" table:number-columns-spanned="1" table:number-rows-spanned="3">
            <text:p>ECB</text:p>
          </table:table-cell>
          <table:table-cell table:style-name="ce5" office:value-type="string" calcext:value-type="string">
            <text:p>PKCS5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PKCS7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ISO10126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 table:number-columns-spanned="1" table:number-rows-spanned="3">
            <text:p>CBC</text:p>
          </table:table-cell>
          <table:table-cell table:style-name="ce5" office:value-type="string" calcext:value-type="string">
            <text:p>PKCS5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PKCS7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ISO10126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CFB</text:p>
          </table:table-cell>
          <table:table-cell table:style-name="ce5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OFB</text:p>
          </table:table-cell>
          <table:table-cell table:style-name="ce5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CTR</text:p>
          </table:table-cell>
          <table:table-cell table:style-name="ce5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GCM</text:p>
          </table:table-cell>
          <table:table-cell table:style-name="ce5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EAX</text:p>
          </table:table-cell>
          <table:table-cell table:style-name="ce5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OCB</text:p>
          </table:table-cell>
          <table:table-cell table:style-name="ce5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haCha20</text:p>
          </table:table-cell>
          <table:table-cell table:style-name="ce5" office:value-type="string" calcext:value-type="string">
            <text:p>Poly1305</text:p>
          </table:table-cell>
          <table:table-cell table:style-name="ce4"/>
          <table:table-cell table:style-name="ce6" office:value-type="string" calcext:value-type="string">
            <text:p>¿?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D5</text:p>
          </table:table-cell>
          <table:table-cell table:style-name="ce5" table:number-columns-repeated="2"/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HA-1</text:p>
          </table:table-cell>
          <table:table-cell table:style-name="ce5" table:number-columns-repeated="2"/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1" table:number-rows-spanned="2">
            <text:p>SHA-2</text:p>
          </table:table-cell>
          <table:table-cell table:style-name="ce12" office:value-type="float" office:value="256" calcext:value-type="float">
            <text:p>256</text:p>
          </table:table-cell>
          <table:table-cell table:style-name="ce5"/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12" office:value-type="float" office:value="512" calcext:value-type="float">
            <text:p>512</text:p>
          </table:table-cell>
          <table:table-cell table:style-name="ce5"/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1" table:number-rows-spanned="2">
            <text:p>SHA-3</text:p>
          </table:table-cell>
          <table:table-cell table:style-name="ce12" office:value-type="float" office:value="256" calcext:value-type="float">
            <text:p>256</text:p>
          </table:table-cell>
          <table:table-cell table:style-name="ce5"/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5"/>
          <table:table-cell table:style-name="ce12" office:value-type="float" office:value="512" calcext:value-type="float">
            <text:p>512</text:p>
          </table:table-cell>
          <table:table-cell table:style-name="ce5"/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RIPEMD-160</text:p>
          </table:table-cell>
          <table:table-cell table:style-name="ce5" table:number-columns-repeated="2"/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WHIRPOOL</text:p>
          </table:table-cell>
          <table:table-cell table:style-name="ce5"/>
          <table:table-cell table:style-name="ce14"/>
          <table:table-cell table:style-name="ce6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9"/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09:43:11.570429472</meta:creation-date>
    <dc:date>2024-07-01T09:37:44.239204708</dc:date>
    <meta:editing-duration>P4DT4H13M44S</meta:editing-duration>
    <meta:editing-cycles>6</meta:editing-cycles>
    <meta:generator>LibreOffice/7.3.7.2$Linux_X86_64 LibreOffice_project/30$Build-2</meta:generator>
    <meta:document-statistic meta:table-count="1" meta:cell-count="80" meta:object-count="0"/>
  </office:meta>
</office:document-meta>
</file>